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3AE00002F57662429D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atangChe" svg:font-family="BatangChe" style:font-family-generic="modern" style:font-pitch="fixed"/>
    <style:font-face style:name="GungsuhChe" svg:font-family="GungsuhChe" style:font-family-generic="modern" style:font-pitch="fixed"/>
    <style:font-face style:name="SimSun" svg:font-family="SimSun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outline="false" style:font-name="Arial Black" fo:font-size="32pt" fo:text-shadow="1pt 1pt" fo:font-weight="bold" style:font-size-asian="32pt" style:font-weight-asian="bold" style:font-size-complex="32pt" style:font-weight-complex="bold" style:text-scale="112%"/>
    </style:style>
    <style:style style:name="P2" style:family="paragraph" style:parent-style-name="Standard">
      <style:text-properties style:text-outline="false" style:font-name="Arial" fo:font-size="32pt" fo:text-shadow="1pt 1pt" fo:font-weight="bold" style:font-size-asian="32pt" style:font-weight-asian="bold" style:font-size-complex="32pt" style:font-weight-complex="bold" style:text-scale="112%"/>
    </style:style>
    <style:style style:name="P3" style:family="paragraph" style:parent-style-name="Standard">
      <style:paragraph-properties fo:background-color="#ff0000">
        <style:background-image/>
      </style:paragraph-properties>
      <style:text-properties style:text-outline="false" style:font-name="Arial Black" fo:font-size="32pt" fo:text-shadow="1pt 1pt" fo:font-weight="bold" style:font-size-asian="32pt" style:font-weight-asian="bold" style:font-size-complex="32pt" style:font-weight-complex="bold" style:text-scale="112%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text-outline="false" style:font-name="Arial Black" fo:font-size="32pt" fo:text-shadow="1pt 1pt" fo:font-weight="bold" style:font-size-asian="32pt" style:font-weight-asian="bold" style:font-size-complex="32pt" style:font-weight-complex="bold" style:text-scale="112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6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¡TODOS A MIRAFLORES!</text:p>
      <text:p text:style-name="P4"/>
      <text:p text:style-name="P1">Concentración Aniversario del 13 de abril. Puente Llaguno, 9:00 am</text:p>
      <text:p text:style-name="P2"><draw:frame draw:style-name="fr1" draw:name="gráficos1" text:anchor-type="paragraph" svg:x="1.434cm" svg:y="0.323cm" svg:width="13.229cm" svg:height="12.12cm" draw:z-index="0"><draw:image xlink:href="Pictures/20000007000033AE00002F57662429D4.svm" xlink:type="simple" xlink:show="embed" xlink:actuate="onLoad"/></draw:frame></text:p>
      <text:p text:style-name="P2"><text:span text:style-name="T1">Punto de </text:span><text:span text:style-name="T3">encuentro</text:span><text:span text:style-name="T6"> trabajadoras/es </text:span><text:span text:style-name="T3">de Telesur; </text:span><text:span text:style-name="T1">Metro Capitolio, salida La Bolsa.</text:span></text:p>
      <text:p text:style-name="P2"><text:span text:style-name="T1">Concentración: Puente Llaguno Tarima 5, con las/os trabajadoras/es del MINC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atangChe" svg:font-family="BatangChe" style:font-family-generic="modern" style:font-pitch="fixed"/>
    <style:font-face style:name="GungsuhChe" svg:font-family="GungsuhChe" style:font-family-generic="modern" style:font-pitch="fixed"/>
    <style:font-face style:name="SimSun" svg:font-family="SimSun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11T12:36:23</meta:creation-date>
    <dc:date>2008-04-11T12:47:13</dc:date>
    <dc:language>es-ES</dc:language>
    <meta:editing-cycles>4</meta:editing-cycles>
    <meta:editing-duration>PT10M5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37" meta:character-count="242"/>
  </office:meta>
</office:document-meta>
</file>